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0b4f" officeooo:paragraph-rsid="00050b4f"/>
    </style:style>
    <style:style style:name="P2" style:family="paragraph" style:parent-style-name="Standard">
      <style:text-properties officeooo:rsid="00050b4f" officeooo:paragraph-rsid="00067041"/>
    </style:style>
    <style:style style:name="P3" style:family="paragraph" style:parent-style-name="Standard">
      <style:text-properties officeooo:rsid="00050b4f" officeooo:paragraph-rsid="0009383e"/>
    </style:style>
    <style:style style:name="P4" style:family="paragraph" style:parent-style-name="Standard">
      <style:text-properties fo:font-weight="bold" officeooo:rsid="00050b4f" officeooo:paragraph-rsid="00050b4f" style:font-weight-asian="bold" style:font-weight-complex="bold"/>
    </style:style>
    <style:style style:name="P5" style:family="paragraph" style:parent-style-name="Standard">
      <style:text-properties officeooo:rsid="001757ed" officeooo:paragraph-rsid="001757ed"/>
    </style:style>
    <style:style style:name="P6" style:family="paragraph" style:parent-style-name="Text_20_body">
      <style:text-properties officeooo:rsid="00083b56" officeooo:paragraph-rsid="00083b56"/>
    </style:style>
    <style:style style:name="P7" style:family="paragraph" style:parent-style-name="Text_20_body">
      <style:text-properties officeooo:rsid="000b042f" officeooo:paragraph-rsid="00118cea"/>
    </style:style>
    <style:style style:name="P8" style:family="paragraph" style:parent-style-name="Text_20_body">
      <style:text-properties officeooo:rsid="000c59af" officeooo:paragraph-rsid="000c59af"/>
    </style:style>
    <style:style style:name="P9" style:family="paragraph" style:parent-style-name="Text_20_body">
      <style:text-properties officeooo:paragraph-rsid="000fb5dc"/>
    </style:style>
    <style:style style:name="P10" style:family="paragraph" style:parent-style-name="Text_20_body">
      <style:text-properties officeooo:rsid="000fb5dc" officeooo:paragraph-rsid="000fb5dc"/>
    </style:style>
    <style:style style:name="P11" style:family="paragraph" style:parent-style-name="Text_20_body">
      <style:text-properties officeooo:rsid="0011701b" officeooo:paragraph-rsid="001799aa"/>
    </style:style>
    <style:style style:name="P12" style:family="paragraph" style:parent-style-name="Text_20_body">
      <style:text-properties officeooo:paragraph-rsid="0011701b"/>
    </style:style>
    <style:style style:name="P13" style:family="paragraph" style:parent-style-name="Standard">
      <style:paragraph-properties fo:text-align="justify" style:justify-single-word="false"/>
      <style:text-properties officeooo:rsid="00050b4f" officeooo:paragraph-rsid="0009383e"/>
    </style:style>
    <style:style style:name="P14" style:family="paragraph" style:parent-style-name="Standard">
      <style:paragraph-properties fo:text-align="justify" style:justify-single-word="false"/>
      <style:text-properties officeooo:rsid="00050b4f" officeooo:paragraph-rsid="0011701b"/>
    </style:style>
    <style:style style:name="P15" style:family="paragraph" style:parent-style-name="Standard">
      <style:paragraph-properties fo:text-align="justify" style:justify-single-word="false"/>
      <style:text-properties officeooo:rsid="00118cea" officeooo:paragraph-rsid="0011701b"/>
    </style:style>
    <style:style style:name="P16" style:family="paragraph" style:parent-style-name="Standard">
      <style:paragraph-properties fo:text-align="justify" style:justify-single-word="false"/>
      <style:text-properties officeooo:rsid="00118cea" officeooo:paragraph-rsid="00118cea"/>
    </style:style>
    <style:style style:name="P17" style:family="paragraph" style:parent-style-name="Text_20_body" style:list-style-name="L7"/>
    <style:style style:name="P18" style:family="paragraph" style:parent-style-name="Text_20_body">
      <style:paragraph-properties fo:text-align="justify" style:justify-single-word="false"/>
    </style:style>
    <style:style style:name="P19" style:family="paragraph" style:parent-style-name="Text_20_body" style:list-style-name="L7">
      <style:paragraph-properties fo:text-align="justify" style:justify-single-word="false"/>
      <style:text-properties officeooo:paragraph-rsid="0015e93c"/>
    </style:style>
    <style:style style:name="P20" style:family="paragraph" style:parent-style-name="Text_20_body">
      <style:paragraph-properties fo:text-align="justify" style:justify-single-word="false"/>
      <style:text-properties officeooo:paragraph-rsid="00133e5a"/>
    </style:style>
    <style:style style:name="P21" style:family="paragraph" style:parent-style-name="Text_20_body">
      <style:paragraph-properties fo:text-align="justify" style:justify-single-word="false"/>
      <style:text-properties officeooo:paragraph-rsid="000fb5dc"/>
    </style:style>
    <style:style style:name="P22" style:family="paragraph" style:parent-style-name="Text_20_body">
      <style:paragraph-properties fo:text-align="justify" style:justify-single-word="false"/>
      <style:text-properties officeooo:paragraph-rsid="001757ed"/>
    </style:style>
    <style:style style:name="P23" style:family="paragraph" style:parent-style-name="Text_20_body">
      <style:paragraph-properties fo:text-align="justify" style:justify-single-word="false"/>
      <style:text-properties officeooo:rsid="000b042f" officeooo:paragraph-rsid="00118cea"/>
    </style:style>
    <style:style style:name="P24" style:family="paragraph" style:parent-style-name="Text_20_body">
      <style:text-properties officeooo:paragraph-rsid="00216373"/>
    </style:style>
    <style:style style:name="P25" style:family="paragraph" style:parent-style-name="Text_20_body">
      <style:paragraph-properties fo:text-align="justify" style:justify-single-word="false"/>
      <style:text-properties officeooo:rsid="00133e5a" officeooo:paragraph-rsid="00133e5a"/>
    </style:style>
    <style:style style:name="P26" style:family="paragraph" style:parent-style-name="Text_20_body">
      <style:paragraph-properties fo:text-align="justify" style:justify-single-word="false"/>
      <style:text-properties officeooo:rsid="0011701b" officeooo:paragraph-rsid="0011701b"/>
    </style:style>
    <style:style style:name="P27" style:family="paragraph" style:parent-style-name="Text_20_body">
      <style:paragraph-properties fo:text-align="justify" style:justify-single-word="false"/>
      <style:text-properties officeooo:rsid="0011701b" officeooo:paragraph-rsid="001923f0"/>
    </style:style>
    <style:style style:name="P28" style:family="paragraph" style:parent-style-name="Text_20_body">
      <style:paragraph-properties fo:text-align="justify" style:justify-single-word="false"/>
      <style:text-properties officeooo:rsid="0015e93c" officeooo:paragraph-rsid="0015e93c"/>
    </style:style>
    <style:style style:name="P29" style:family="paragraph" style:parent-style-name="Text_20_body" style:list-style-name="L1">
      <style:paragraph-properties fo:margin-top="0in" fo:margin-bottom="0in" loext:contextual-spacing="false" fo:text-align="justify" style:justify-single-word="false"/>
      <style:text-properties officeooo:rsid="00083b56" officeooo:paragraph-rsid="00083b56"/>
    </style:style>
    <style:style style:name="P30" style:family="paragraph" style:parent-style-name="Text_20_body" style:list-style-name="L1">
      <style:paragraph-properties fo:margin-top="0in" fo:margin-bottom="0in" loext:contextual-spacing="false" fo:text-align="justify" style:justify-single-word="false"/>
    </style:style>
    <style:style style:name="P31" style:family="paragraph" style:parent-style-name="Text_20_body" style:list-style-name="L2">
      <style:paragraph-properties fo:margin-top="0in" fo:margin-bottom="0in" loext:contextual-spacing="false" fo:text-align="justify" style:justify-single-word="false"/>
    </style:style>
    <style:style style:name="P32" style:family="paragraph" style:parent-style-name="Text_20_body" style:list-style-name="L3">
      <style:paragraph-properties fo:margin-top="0in" fo:margin-bottom="0in" loext:contextual-spacing="false" fo:text-align="justify" style:justify-single-word="false"/>
    </style:style>
    <style:style style:name="P33" style:family="paragraph" style:parent-style-name="Text_20_body" style:list-style-name="L4">
      <style:paragraph-properties fo:margin-top="0in" fo:margin-bottom="0in" loext:contextual-spacing="false" fo:text-align="justify" style:justify-single-word="false"/>
      <style:text-properties officeooo:paragraph-rsid="00130593"/>
    </style:style>
    <style:style style:name="P34" style:family="paragraph" style:parent-style-name="Text_20_body" style:list-style-name="L5">
      <style:paragraph-properties fo:margin-top="0in" fo:margin-bottom="0in" loext:contextual-spacing="false" fo:text-align="justify" style:justify-single-word="false"/>
    </style:style>
    <style:style style:name="P35" style:family="paragraph" style:parent-style-name="Text_20_body" style:list-style-name="L6">
      <style:paragraph-properties fo:margin-top="0in" fo:margin-bottom="0in" loext:contextual-spacing="false" fo:text-align="justify" style:justify-single-word="false"/>
      <style:text-properties officeooo:paragraph-rsid="0015e93c"/>
    </style:style>
    <style:style style:name="T1" style:family="text">
      <style:text-properties officeooo:rsid="0005696d"/>
    </style:style>
    <style:style style:name="T2" style:family="text">
      <style:text-properties officeooo:rsid="00067041"/>
    </style:style>
    <style:style style:name="T3" style:family="text">
      <style:text-properties officeooo:rsid="0009383e"/>
    </style:style>
    <style:style style:name="T4" style:family="text">
      <style:text-properties officeooo:rsid="000c59af"/>
    </style:style>
    <style:style style:name="T5" style:family="text">
      <style:text-properties officeooo:rsid="000e0634"/>
    </style:style>
    <style:style style:name="T6" style:family="text">
      <style:text-properties officeooo:rsid="000e0e66"/>
    </style:style>
    <style:style style:name="T7" style:family="text">
      <style:text-properties officeooo:rsid="000fb5dc"/>
    </style:style>
    <style:style style:name="T8" style:family="text">
      <style:text-properties officeooo:rsid="00106c3e"/>
    </style:style>
    <style:style style:name="T9" style:family="text">
      <style:text-properties officeooo:rsid="0011701b"/>
    </style:style>
    <style:style style:name="T10" style:family="text">
      <style:text-properties fo:font-weight="normal" style:font-weight-asian="normal" style:font-weight-complex="normal"/>
    </style:style>
    <style:style style:name="T11" style:family="text">
      <style:text-properties officeooo:rsid="00118cea"/>
    </style:style>
    <style:style style:name="T12" style:family="text">
      <style:text-properties officeooo:rsid="00130593"/>
    </style:style>
    <style:style style:name="T13" style:family="text">
      <style:text-properties officeooo:rsid="00133e5a"/>
    </style:style>
    <style:style style:name="T14" style:family="text">
      <style:text-properties officeooo:rsid="0015e93c"/>
    </style:style>
    <style:style style:name="T15" style:family="text">
      <style:text-properties officeooo:rsid="001757ed"/>
    </style:style>
    <style:style style:name="T16" style:family="text">
      <style:text-properties fo:font-weight="bold" style:font-weight-asian="bold" style:font-weight-complex="bold"/>
    </style:style>
    <style:style style:name="T17" style:family="text">
      <style:text-properties fo:font-weight="bold" officeooo:rsid="0015e93c" style:font-weight-asian="bold" style:font-weight-complex="bold"/>
    </style:style>
    <style:style style:name="T18" style:family="text">
      <style:text-properties fo:font-weight="bold" officeooo:rsid="000e0634" style:font-weight-asian="bold" style:font-weight-complex="bold"/>
    </style:style>
    <style:style style:name="T19" style:family="text">
      <style:text-properties fo:font-weight="bold" officeooo:rsid="00118cea" style:font-weight-asian="bold" style:font-weight-complex="bold"/>
    </style:style>
    <style:style style:name="T20" style:family="text">
      <style:text-properties fo:font-weight="bold" officeooo:rsid="001799aa" style:font-weight-asian="bold" style:font-weight-complex="bold"/>
    </style:style>
    <style:style style:name="T21" style:family="text">
      <style:text-properties fo:font-weight="bold" officeooo:rsid="000e0e66" style:font-weight-asian="bold" style:font-weight-complex="bold"/>
    </style:style>
    <style:style style:name="T22" style:family="text">
      <style:text-properties officeooo:rsid="001923f0"/>
    </style:style>
    <style:style style:name="T23" style:family="text">
      <style:text-properties officeooo:rsid="001ab77d"/>
    </style:style>
    <style:style style:name="T24" style:family="text">
      <style:text-properties officeooo:rsid="001efb16"/>
    </style:style>
    <style:style style:name="T25" style:family="text">
      <style:text-properties officeooo:rsid="00216373"/>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hy is your computer so slow.(Causes and fix)</text:p>
      <text:p text:style-name="P1"/>
      <text:p text:style-name="P1"/>
      <text:p text:style-name="P13">As we are <text:s/>living in <text:span text:style-name="T24">S</text:span>cience and <text:span text:style-name="T24">T</text:span>echnology <text:s/>era, <text:span text:style-name="T24">C</text:span>omputer <text:span text:style-name="T1">becomes our essential device for every one .</text:span>A slow computer can make even the simplest of jobs feel like a real hassle. <text:span text:style-name="T2">Why computer are slow? Your operating system has to manage the resources of your computer (memory, drive space, processing power) between all the programs that are running on it. There’s a huge number of things t</text:span><text:span text:style-name="T14">h</text:span><text:span text:style-name="T2">at may be reducing your computer’s performance.</text:span></text:p>
      <text:p text:style-name="P3"/>
      <text:p text:style-name="P3"><text:span text:style-name="T3">Here are the some </text:span><text:span text:style-name="T7">factor </text:span><text:span text:style-name="T3">that slow down <text:s/>your computer:<text:tab/><text:tab/></text:span></text:p>
      <text:p text:style-name="P6"><text:s text:c="6"/></text:p>
      <text:list xml:id="list1268928114" text:style-name="L1">
        <text:list-item>
          <text:p text:style-name="P30">Running out of disk drive space (HDD or SSD)</text:p>
        </text:list-item>
        <text:list-item>
          <text:p text:style-name="P29">Running out of RAM (Random Access Memory)</text:p>
        </text:list-item>
      </text:list>
      <text:list xml:id="list1123602657" text:style-name="L2">
        <text:list-item>
          <text:p text:style-name="P31">Old or fragmented hard drive.</text:p>
        </text:list-item>
      </text:list>
      <text:list xml:id="list1646141906" text:style-name="L3">
        <text:list-item>
          <text:p text:style-name="P32">Too many background programs.</text:p>
        </text:list-item>
      </text:list>
      <text:list xml:id="list54749626" text:style-name="L4">
        <text:list-item>
          <text:p text:style-name="P33">Too many startup programs.</text:p>
        </text:list-item>
      </text:list>
      <text:list xml:id="list1097995449" text:style-name="L5">
        <text:list-item>
          <text:p text:style-name="P34">Falling behind on Windows or driver updates.</text:p>
        </text:list-item>
      </text:list>
      <text:list xml:id="list3140403062" text:style-name="L6">
        <text:list-item>
          <text:p text:style-name="P35">Malware or viruses.</text:p>
        </text:list-item>
        <text:list-item>
          <text:p text:style-name="P35">High resource usage from multiple heavy-use applications being open.</text:p>
        </text:list-item>
      </text:list>
      <text:list xml:id="list2268827043" text:style-name="L7">
        <text:list-item>
          <text:p text:style-name="P19">Some kind of hardware malfunction or mis-configuration.Special effects and visual features</text:p>
        </text:list-item>
        <text:list-item>
          <text:p text:style-name="P19">Unnecessary services started at boot time by <text:span text:style-name="Source_20_Text"><text:span text:style-name="T10">systemd</text:span></text:span><text:span text:style-name="T10"> </text:span>(or whatever <text:span text:style-name="Source_20_Text"><text:span text:style-name="T10">init</text:span></text:span> system you’re using)<text:tab/></text:p>
          <text:p text:style-name="P17"/>
        </text:list-item>
      </text:list>
      <text:p text:style-name="Text_20_body"/>
      <text:p text:style-name="P2"/>
      <text:p text:style-name="P5">To fixed the slow computer you should know root cause. Here are some technique to speed up your computer performance.</text:p>
      <text:p text:style-name="P5"/>
      <text:p text:style-name="P7"><text:span text:style-name="T4">1. </text:span><text:span text:style-name="T16">Task Manager</text:span></text:p>
      <text:p text:style-name="P23"><text:s/><text:span text:style-name="T11">Y</text:span><text:span text:style-name="T4">ou can </text:span><text:span text:style-name="T11">manage </text:span>(Windows; Ctrl+Alt+Del) <text:span text:style-name="T11"><text:s/>to </text:span><text:span text:style-name="T4">end task </text:span><text:span text:style-name="T11">on task manager</text:span><text:span text:style-name="T4"> according to high usage</text:span><text:span text:style-name="T9">s</text:span><text:span text:style-name="T4"> memory </text:span><text:span text:style-name="T11">showing </text:span><text:span text:style-name="T4">.</text:span> (Linux :<text:span text:style-name="T4">search system monitor by using window bottom +S ) you can kill the process by clicking right click and kill. </text:span>Activity Monitor (Mac; Cmd+Space, type into Spotlight bar)</text:p>
      <text:p text:style-name="P23"/>
      <text:p text:style-name="P8">2.<text:span text:style-name="T17">C</text:span><text:span text:style-name="T18">lean your hard drive</text:span></text:p>
      <text:p text:style-name="Text_20_body">When your hard drive memory is full, it slows down your computer because the operating system doesn’t have enough free space to work adequately. </text:p>
      <text:p text:style-name="P24">To make sure that your computer isn’t slow because of a full hard drive, ensure that there is at least 500MB (megabytes) of disk space available <text:span text:style-name="T6">in C drive</text:span>. <text:span text:style-name="T5">You can check by opening This PC on window </text:span><text:span text:style-name="T6">which show available and used size. In linux you can view the available and used size by opening root directory or just opening terminal (alt+ctrl+T) and type df(</text:span>amount of disk space used and available on Linux file systems<text:span text:style-name="T6">)</text:span></text:p>
      <text:p text:style-name="P24"><text:soft-page-break/><text:span text:style-name="T6">3.</text:span><text:span text:style-name="T21">Empty your Recycle Bin</text:span></text:p>
      <text:p text:style-name="P20"><text:span text:style-name="T13">After deleting u</text:span><text:span text:style-name="T14">seless </text:span><text:span text:style-name="T13">file form your device it is store in recycle bin </text:span><text:span text:style-name="T6">, so clearing it occasionally will help you keep up the performance of your computer. Double-click the Recycle Bin icon on your desktop, right-click anywhere and select ‘Empty Recycle Bin’. You can also right-click on the Recycle Bin icon itself. Similarly you can empty files using trash in linux based OS.</text:span></text:p>
      <text:p text:style-name="P25"/>
      <text:p text:style-name="P9"><text:span text:style-name="T7">4.</text:span><text:span text:style-name="T16">Remove unwanted programs</text:span></text:p>
      <text:p text:style-name="P21">Programs that you don’t want or need may be taking up hard drive space and slowing down your PC. To remove them, open Control Panel through the Windows search bar (accessible via the Windows icon in the bottom-left of your screen) and click ‘Uninstall a program’ under the Programs header. Use the window that opens up to uninstall programs that you don’t need. </text:p>
      <text:p text:style-name="P21"/>
      <text:p text:style-name="P10">5.<text:span text:style-name="T16">Disable startup program </text:span></text:p>
      <text:p text:style-name="P21"><text:span text:style-name="T7">If your computer has slowed down and the time it takes to boot has gone up, it is likely because there are too many programs running on startup. To disable startup program open task manager by pressing alt+ctrl+del key. </text:span>Click on the ‘Start-up’ tab at the top to see what startup programs are enabled and their impact on your computer’s boot time and performance. <text:span text:style-name="T8">In linux os type </text:span>gnome-session-properties <text:span text:style-name="T8">on terminal then you can add ,remove and edit the startup program.</text:span></text:p>
      <text:p text:style-name="P21"/>
      <text:p text:style-name="P12"><text:span text:style-name="T9">6.</text:span><text:span text:style-name="Strong_20_Emphasis"><text:span text:style-name="T16">Scan for malware and viruses</text:span></text:span></text:p>
      <text:p text:style-name="P18">Malware and viruses will slow down your computer if it has been infected. Make sure that you are using an up-to-date antivirus program, and run any scans to find viruses that may be eating up your computer’s performance.</text:p>
      <text:p text:style-name="P18"/>
      <text:p text:style-name="P12"><text:span text:style-name="T9">7.</text:span><text:span text:style-name="Strong_20_Emphasis"><text:span text:style-name="T16">Upgrade your hard drive</text:span></text:span></text:p>
      <text:p text:style-name="P18">If your computer is slow when booting up, opening files or loading games, you will see a great increase in performance by switching from a hard drive to a solid-state drive. Unlike hard drives where the drive spins around to allow data to be read from it, SSD’s do not have any moving parts, instead of storing data on interconnected transistors that work at lightning speed.</text:p>
      <text:p text:style-name="P26"/>
      <text:p text:style-name="P12"><text:span text:style-name="T9">8.</text:span><text:span text:style-name="Strong_20_Emphasis">I</text:span><text:span text:style-name="Strong_20_Emphasis"><text:span text:style-name="T16">nstall system updates</text:span></text:span></text:p>
      <text:p text:style-name="P18">Making sure that your computer has the latest Windows updates, as well as having up-to-date drivers, is important for the best PC performance. New Windows and driver updates provide performance improvements, and falling behind on them may cause your PC to slow down. You can manage your computer’s updates from the Settings menu.</text:p>
      <text:p text:style-name="P11">9.<text:span text:style-name="T19">U</text:span><text:span text:style-name="T16">sing secured </text:span><text:span text:style-name="T20">Operating system</text:span></text:p>
      <text:p text:style-name="P27">Linux <text:span text:style-name="T22">D</text:span>istros (like Fedora ,<text:span text:style-name="T22">A</text:span>rch ,<text:span text:style-name="T22">U</text:span>buntu <text:s/><text:span text:style-name="T22">OS</text:span>) is very lightweight while Windows is fatty. In windows, a lot of programs run in the background and they eat up the RAM.</text:p>
      <text:p text:style-name="P22"><text:soft-page-break/>Secondly, in Linux, the file system is very much organized <text:span text:style-name="T12">in Ext XFS.</text:span> Files are located in chunks which are very close to each other. This makes the read-write operations very fast. Windows <text:span text:style-name="T12">use FAT</text:span><text:span text:style-name="T23">(fat allocation table)</text:span><text:span text:style-name="T12"> and NTFS</text:span><text:span text:style-name="T23">(new technology </text:span><text:span text:style-name="T12"><text:s/>file system</text:span><text:span text:style-name="T23">)</text:span><text:span text:style-name="T12"> </text:span><text:span text:style-name="T23">which</text:span> are present all over the place. <text:s/>On the other hand, <text:span text:style-name="T15">linux is free </text:span><text:span text:style-name="T23">OS</text:span><text:span text:style-name="T15"> and more secured so virus can’t attack then at window </text:span><text:span text:style-name="T25">OS</text:span><text:span text:style-name="T15">.</text:span></text:p>
      <text:p text:style-name="P28"/>
      <text:p text:style-name="P14"/>
      <text:p text:style-name="P15"/>
      <text:p text:style-name="P16"/>
      <text:p text:style-name="P26"><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2T14:51:45.739742147</meta:creation-date>
    <dc:date>2022-02-23T18:39:51.982095451</dc:date>
    <meta:editing-duration>PT2H58M28S</meta:editing-duration>
    <meta:editing-cycles>7</meta:editing-cycles>
    <meta:generator>LibreOffice/6.4.7.2$Linux_X86_64 LibreOffice_project/40$Build-2</meta:generator>
    <meta:document-statistic meta:table-count="0" meta:image-count="0" meta:object-count="0" meta:page-count="3" meta:paragraph-count="37" meta:word-count="839" meta:character-count="4931" meta:non-whitespace-character-count="4116"/>
  </office:meta>
</office:document-meta>
</file>